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75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7pt" fo:font-style="normal" fo:text-shadow="none" style:text-underline-style="none" fo:font-weight="bold" style:font-size-asian="17pt" style:font-style-asian="normal" style:font-weight-asian="bold" style:font-name-complex="Tahoma" style:font-size-complex="17pt" style:font-style-complex="normal" style:font-weight-complex="bold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dash" draw:stroke-dash="Dash_20_1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istoriaClinicaHosp" table:style-name="ta5" table:print-ranges="HistoriaClinicaHosp.A1:HistoriaClinicaHosp.DB5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default-cell-style-name="Normal_5f_GalenHos"/>
        <table:table-column table:style-name="co5" table:number-columns-repeated="149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4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5">
          <table:table-cell table:number-columns-repeated="7"/>
          <table:table-cell table:style-name="ce4" office:value-type="string">
            <text:p>HOJA DE FILIACION DE PACIENTE HOSPITALIZADO</text:p>
          </table:table-cell>
          <table:table-cell table:number-columns-repeated="248"/>
        </table:table-row>
        <table:table-row table:style-name="ro6">
          <table:table-cell table:number-columns-repeated="83"/>
          <table:table-cell table:style-name="ce1"/>
          <table:table-cell table:style-name="ce10"/>
          <table:table-cell table:number-columns-repeated="171"/>
        </table:table-row>
        <table:table-row table:style-name="ro7">
          <table:table-cell table:number-columns-repeated="61"/>
          <table:table-cell table:style-name="ce5" office:value-type="string">
            <text:p>N° H.Clínica</text:p>
          </table:table-cell>
          <table:table-cell table:number-columns-repeated="19"/>
          <table:table-cell table:style-name="ce9" table:number-columns-repeated="19"/>
          <table:table-cell table:style-name="ce5" table:number-columns-repeated="4"/>
          <table:table-cell table:number-columns-repeated="152"/>
        </table:table-row>
        <table:table-row table:style-name="ro8">
          <table:table-cell table:number-columns-repeated="27"/>
          <table:table-cell table:style-name="ce5"/>
          <table:table-cell table:style-name="ce6"/>
          <table:table-cell table:number-columns-repeated="32"/>
          <table:table-cell table:style-name="ce5" office:value-type="string">
            <text:p>Nº Cuenta</text:p>
          </table:table-cell>
          <table:table-cell table:number-columns-repeated="18"/>
          <table:table-cell table:style-name="ce9" table:number-columns-repeated="8"/>
          <table:table-cell table:number-columns-repeated="168"/>
        </table:table-row>
        <table:table-row table:style-name="ro9">
          <table:table-cell table:number-columns-repeated="3"/>
          <table:table-cell table:style-name="ce2" office:value-type="string">
            <text:p>Apellidos Y Nombres: </text:p>
          </table:table-cell>
          <table:table-cell table:style-name="ce1"/>
          <table:table-cell table:number-columns-repeated="22"/>
          <table:table-cell table:style-name="ce4"/>
          <table:table-cell table:style-name="ce6"/>
          <table:table-cell table:number-columns-repeated="3"/>
          <table:table-cell table:style-name="ce8"/>
          <table:table-cell table:number-columns-repeated="22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dad (años)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Sex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Fecha nacimiento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Servici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N° Cama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Fecha ingres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Fech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Hora ingreso</text:p>
          </table:table-cell>
          <table:table-cell table:number-columns-repeated="58"/>
          <table:table-cell table:style-name="ce1" office:value-type="string">
            <text:p>Hor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Médico Tratante</text:p>
          </table:table-cell>
          <table:table-cell table:number-columns-repeated="58"/>
          <table:table-cell table:style-name="ce1" office:value-type="string">
            <text:p>Plan</text:p>
          </table:table-cell>
          <table:table-cell table:number-columns-repeated="15"/>
          <table:table-cell table:style-name="ce1" table:number-columns-repeated="10"/>
          <table:table-cell table:number-columns-repeated="168"/>
        </table:table-row>
        <table:table-row table:style-name="ro1">
          <table:table-cell table:number-columns-repeated="3"/>
          <table:table-cell table:style-name="ce1" office:value-type="string">
            <text:p>Origen (Transf)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string">
            <text:p>DIAGNÓSTICOS</text:p>
            <draw:line table:end-cell-address="HistoriaClinicaHosp.CW23" table:end-x="0.167cm" table:end-y="0.001cm" draw:z-index="0" draw:name="Line 1" draw:style-name="gr1" draw:text-style-name="P1" svg:x1="0.029cm" svg:y1="0.001cm" svg:x2="16.528cm" svg:y2="0.001cm">
              <text:p/>
            </draw:line>
          </table:table-cell>
          <table:table-cell table:number-columns-repeated="25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"/>
          <table:table-cell table:style-name="ce1" office:value-type="string">
            <text:p>OPERACIONES</text:p>
            <draw:line table:end-cell-address="HistoriaClinicaHosp.CW32" table:end-x="0.14cm" table:end-y="0cm" draw:z-index="2" draw:name="Line 3" draw:style-name="gr1" draw:text-style-name="P1" svg:x1="0.002cm" svg:y1="0cm" svg:x2="16.501cm" svg:y2="0cm">
              <text:p/>
            </draw:line>
          </table:table-cell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Hosp.CW37" table:end-x="0.14cm" table:end-y="0.32cm" draw:z-index="7" draw:name="Line 8" draw:style-name="gr1" draw:text-style-name="P1" svg:x1="0.002cm" svg:y1="0.32cm" svg:x2="16.501cm" svg:y2="0.32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4"/>
          <table:table-cell>
            <draw:custom-shape table:end-cell-address="HistoriaClinicaHosp.W45" table:end-x="0.113cm" table:end-y="0.295cm" draw:z-index="3" draw:name="Rectangle 4" draw:style-name="gr2" draw:text-style-name="P2" svg:width="3.116cm" svg:height="3.454cm" svg:x="0.002cm" svg:y="0.00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1"/>
          <table:table-cell>
            <draw:line table:end-cell-address="HistoriaClinicaHosp.BA45" table:end-x="0.112cm" table:end-y="0cm" draw:z-index="4" draw:name="Line 5" draw:style-name="gr3" draw:text-style-name="P1" svg:x1="0cm" svg:y1="0cm" svg:x2="3.618cm" svg:y2="0cm">
              <text:p/>
            </draw:line>
          </table:table-cell>
          <table:table-cell office:value-type="string">
            <text:p>Firma admisionista</text:p>
          </table:table-cell>
          <table:table-cell table:number-columns-repeated="32"/>
          <table:table-cell office:value-type="string">
            <text:p>Firma del médico tratante</text:p>
            <draw:line table:end-cell-address="HistoriaClinicaHosp.CM45" table:end-x="0.029cm" table:end-y="0cm" draw:z-index="6" draw:name="Line 7" draw:style-name="gr3" draw:text-style-name="P1" svg:x1="0cm" svg:y1="0cm" svg:x2="4.202cm" svg:y2="0cm">
              <text:p/>
            </draw:line>
          </table:table-cell>
          <table:table-cell table:number-columns-repeated="190"/>
        </table:table-row>
        <table:table-row table:style-name="ro1">
          <table:table-cell table:number-columns-repeated="4"/>
          <table:table-cell office:value-type="string">
            <text:p>Huella digital pacien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line table:end-cell-address="HistoriaClinicaHosp.CY48" table:end-x="0.167cm" table:end-y="0.399cm" draw:z-index="1" draw:name="Line 2" draw:style-name="gr1" draw:text-style-name="P1" svg:x1="0.03cm" svg:y1="0.399cm" svg:x2="16.528cm" svg:y2="0.399cm">
              <text:p/>
            </draw:line>
          </table:table-cell>
          <table:table-cell table:number-columns-repeated="251"/>
        </table:table-row>
        <table:table-row table:style-name="ro1" table:number-rows-repeated="40">
          <table:table-cell table:number-columns-repeated="256"/>
        </table:table-row>
        <table:table-row table:style-name="ro1">
          <table:table-cell table:number-columns-repeated="102"/>
          <table:table-cell>
            <draw:line table:end-cell-address="HistoriaClinicaHosp.DD89" table:end-x="0.727cm" table:end-y="0.212cm" draw:z-index="5" draw:name="Line 6" draw:style-name="gr3" draw:text-style-name="P1" svg:x1="0cm" svg:y1="0.212cm" svg:x2="3.375cm" svg:y2="0.212cm">
              <text:p/>
            </draw:line>
          </table:table-cell>
          <table:table-cell table:number-columns-repeated="153"/>
        </table:table-row>
        <table:table-row table:style-name="ro1" table:number-rows-repeated="1048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currency-style style:name="N24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draw:stroke-dash draw:name="Dash_20_1" draw:display-name="Dash 1" draw:style="rect" draw:dots2="1" draw:dots2-length="0.105cm" draw:distance="0.079cm"/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1cm" fo:margin-left="0.4cm" fo:margin-right="1.401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5:0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5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Hosp" style:display-name="PageStyle_HistoriaClinicaHosp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5:05.79</dc:date>
    <meta:generator>OpenOffice/4.0.0$Win32 OpenOffice.org_project/400m3$Build-9702</meta:generator>
    <meta:editing-duration>PT7M19S</meta:editing-duration>
    <meta:editing-cycles>7</meta:editing-cycles>
    <meta:document-statistic meta:table-count="4" meta:cell-count="29" meta:object-count="8"/>
  </office:meta>
</office:document-meta>
</file>